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KakuPro-W3" svg:font-family="HiraKakuPro-W3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5.057cm"/>
    </style:style>
    <style:style style:name="co5" style:family="table-column">
      <style:table-column-properties fo:break-before="auto" style:column-width="10.869cm"/>
    </style:style>
    <style:style style:name="co6" style:family="table-column">
      <style:table-column-properties fo:break-before="auto" style:column-width="27.779cm"/>
    </style:style>
    <style:style style:name="co7" style:family="table-column">
      <style:table-column-properties fo:break-before="auto" style:column-width="1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Default">
      <style:text-properties fo:color="#262626" style:font-name="HiraKakuPro-W3" fo:language="none" fo:country="none" style:font-name-asian="HiraKakuPro-W3" style:language-asian="none" style:country-asian="none" style:font-name-complex="HiraKakuPro-W3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utoFeeder_Drum-typ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kizuki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, C4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float" office:value="116143" calcext:value-type="float">
            <text:p>11614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-Green</text:p>
          </table:table-cell>
          <table:table-cell table:style-name="ce3" office:value-type="float" office:value="111878" calcext:value-type="float">
            <text:p>111878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-Red</text:p>
          </table:table-cell>
          <table:table-cell table:style-name="ce3" office:value-type="float" office:value="111879" calcext:value-type="float">
            <text:p>1118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S355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90V 0.1A high speed switching Diode, SOD-323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ylib:USB_C_6</text:p>
          </table:table-cell>
          <table:table-cell office:value-type="string" calcext:value-type="string">
            <text:p>6 Pin SMT Socket Connector Micro USB Type C 3.1 Female Placement SMD DIP For PCB design DIY high current charg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, J5, J7, J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PinHeader_2.54mm:PinHeader_2x01_P2.54mm_Vertical</text:p>
          </table:table-cell>
          <table:table-cell office:value-type="string" calcext:value-type="string">
            <text:p>Jumper, 2-pole, closed/bridg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DC Mot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, R6, R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5, R8, 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7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3" office:value-type="float" office:value="114901" calcext:value-type="float">
            <text:p>114901</text:p>
          </table:table-cell>
          <table:table-cell office:value-type="string" calcext:value-type="string">
            <text:p>Potentiometer_THT:Potentiometer_Vishay_T73YP_Vertical</text:p>
          </table:table-cell>
          <table:table-cell office:value-type="string" calcext:value-type="string">
            <text:p>Potentiomet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2, RV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table:style-name="ce3" office:value-type="float" office:value="114906" calcext:value-type="float">
            <text:p>114906</text:p>
          </table:table-cell>
          <table:table-cell office:value-type="string" calcext:value-type="string">
            <text:p>Potentiometer_THT:Potentiometer_Vishay_T73YP_Vertical</text:p>
          </table:table-cell>
          <table:table-cell office:value-type="string" calcext:value-type="string">
            <text:p>Potentiomet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HU26</text:p>
          </table:table-cell>
          <table:table-cell table:style-name="ce3" office:value-type="float" office:value="108070" calcext:value-type="float">
            <text:p>108070</text:p>
          </table:table-cell>
          <table:table-cell office:value-type="string" calcext:value-type="string">
            <text:p>mylib:THMU26_2</text:p>
          </table:table-cell>
          <table:table-cell office:value-type="string" calcext:value-type="string">
            <text:p>Momentary Switch, CW/CCW/Pus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2, SW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-2235</text:p>
          </table:table-cell>
          <table:table-cell table:style-name="ce3" office:value-type="float" office:value="102627" calcext:value-type="float">
            <text:p>102627</text:p>
          </table:table-cell>
          <table:table-cell office:value-type="string" calcext:value-type="string">
            <text:p>mylib:Slide-SW-IS-2235</text:p>
          </table:table-cell>
          <table:table-cell office:value-type="string" calcext:value-type="string">
            <text:p>Switch, dual pole double throw, separate symbols, push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, U2, U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JL5901AR-1</text:p>
          </table:table-cell>
          <table:table-cell table:style-name="ce3" office:value-type="float" office:value="112207" calcext:value-type="float">
            <text:p>112207</text:p>
          </table:table-cell>
          <table:table-cell office:value-type="string" calcext:value-type="string">
            <text:p>mylib:NJL5901AR-1</text:p>
          </table:table-cell>
          <table:table-cell office:value-type="string" calcext:value-type="string">
            <text:p>DC Optocoupler, Photo senso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6F1705-I/SO</text:p>
          </table:table-cell>
          <table:table-cell table:style-name="ce3" office:value-type="float" office:value="113571" calcext:value-type="float">
            <text:p>113571</text:p>
          </table:table-cell>
          <table:table-cell office:value-type="string" calcext:value-type="string">
            <text:p>Package_SO:SOIC-14_3.9x8.7mm_P1.27mm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6211</text:p>
          </table:table-cell>
          <table:table-cell table:style-name="ce3" office:value-type="float" office:value="105087" calcext:value-type="float">
            <text:p>10508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Reversible DC motor drive with speed control, 3-18V, 0.85A, SOIC-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T54ST</text:p>
          </table:table-cell>
          <table:table-cell table:style-name="ce3" office:value-type="float" office:value="112515" calcext:value-type="float">
            <text:p>112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C7S14F</text:p>
          </table:table-cell>
          <table:table-cell table:style-name="ce3" office:value-type="float" office:value="114737" calcext:value-type="float">
            <text:p>1147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7uF50V 0805</text:p>
          </table:table-cell>
          <table:table-cell office:value-type="float" office:value="113822" calcext:value-type="float">
            <text:p>113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IC16F1503T-I/SL</text:p>
          </table:table-cell>
          <table:table-cell office:value-type="float" office:value="110888" calcext:value-type="float">
            <text:p>11088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AutoFeeder_Drum-type'.A6:'AutoFeeder_Drum-type'.H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KakuPro-W3" svg:font-family="HiraKakuPro-W3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00/00/00</text:date>, <text:time style:data-style-name="N2" text:time-value="23:14:41.873155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2-08T23:14:58.260088323</dc:date>
    <meta:editing-duration>PT4H29M35S</meta:editing-duration>
    <meta:editing-cycles>8</meta:editing-cycles>
    <meta:generator>LibreOffice/7.3.2.2$MacOSX_AARCH64 LibreOffice_project/49f2b1bff42cfccbd8f788c8dc32c1c309559be0</meta:generator>
    <meta:document-statistic meta:table-count="1" meta:cell-count="224" meta:object-count="0"/>
  </office:meta>
</office:document-meta>
</file>